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Pictures/1000000000000236000000FCFEB25889.png" manifest:media-type="image/png"/>
  <manifest:file-entry manifest:full-path="Pictures/100000000000025A0000021225EC657C.png" manifest:media-type="image/png"/>
  <manifest:file-entry manifest:full-path="Pictures/100000000000040000000300D4CA34C8.png" manifest:media-type="image/png"/>
  <manifest:file-entry manifest:full-path="Pictures/100000000000040000000300C505F7AC.png" manifest:media-type="image/png"/>
  <manifest:file-entry manifest:full-path="Pictures/1000000000000280000001E0AF057740.png" manifest:media-type="image/png"/>
  <manifest:file-entry manifest:full-path="Pictures/10000000000003040000021DE10E39EE.png" manifest:media-type="image/png"/>
  <manifest:file-entry manifest:full-path="Pictures/10000000000002F20000021D12168DAB.png" manifest:media-type="image/png"/>
  <manifest:file-entry manifest:full-path="Pictures/10000000000002F20000021D5A555CFF.png" manifest:media-type="image/png"/>
  <manifest:file-entry manifest:full-path="Pictures/10000000000002F2000001D7A3380DB6.png" manifest:media-type="image/png"/>
  <manifest:file-entry manifest:full-path="Pictures/10000000000002F2000001D77EC27944.png" manifest:media-type="image/png"/>
  <manifest:file-entry manifest:full-path="Pictures/10000000000002F2000001D7F7E748D3.png" manifest:media-type="image/png"/>
  <manifest:file-entry manifest:full-path="Pictures/10000000000002F2000001D7DF01F2A6.png" manifest:media-type="image/png"/>
  <manifest:file-entry manifest:full-path="Pictures/10000000000002F20000021DC8A65701.png" manifest:media-type="image/png"/>
  <manifest:file-entry manifest:full-path="Pictures/10000000000002F2000001D726D8CEB0.png" manifest:media-type="image/png"/>
  <manifest:file-entry manifest:full-path="Pictures/10000000000002F2000001D7F89A52F2.png" manifest:media-type="image/png"/>
  <manifest:file-entry manifest:full-path="Pictures/10000000000001C200000093913441A9.png" manifest:media-type="image/png"/>
  <manifest:file-entry manifest:full-path="Pictures/10000000000002F2000002349243D5E2.png" manifest:media-type="image/png"/>
  <manifest:file-entry manifest:full-path="Pictures/10000000000002F20000023F3DFACDE2.png" manifest:media-type="image/png"/>
  <manifest:file-entry manifest:full-path="Pictures/10000000000002F2000002227783C902.png" manifest:media-type="image/png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fo:min-height="19.229cm"/>
    </style:style>
    <style:style style:name="pr4" style:family="presentation" style:parent-style-name="ubuntu-dual-boot-template-title">
      <style:graphic-properties fo:min-height="1.703cm"/>
    </style:style>
    <style:style style:name="pr5" style:family="presentation" style:parent-style-name="ubuntu-dual-boot-template-subtitle">
      <style:graphic-properties draw:fill-color="#ffffff" fo:min-height="17.272cm"/>
    </style:style>
    <style:style style:name="pr6" style:family="presentation" style:parent-style-name="ubuntu-dual-boot-template-notes">
      <style:graphic-properties draw:fill-color="#ffffff" fo:min-height="13.364cm"/>
    </style:style>
    <style:style style:name="pr7" style:family="presentation" style:parent-style-name="ubuntu-dual-boot-template-outline1">
      <style:graphic-properties fo:min-height="5.558cm"/>
    </style:style>
    <style:style style:name="pr8" style:family="presentation" style:parent-style-name="ubuntu-dual-boot-template-outline1" style:list-style-name="L3">
      <style:graphic-properties fo:min-height="5.558cm"/>
    </style:style>
    <style:style style:name="pr9" style:family="presentation" style:parent-style-name="ubuntu-dual-boot-template-outline1" style:list-style-name="L3">
      <style:graphic-properties fo:min-height="5.558cm"/>
    </style:style>
    <style:style style:name="pr10" style:family="presentation" style:parent-style-name="ubuntu-dual-boot-template-outline1" style:list-style-name="L3">
      <style:graphic-properties fo:min-height="5.558cm"/>
    </style:style>
    <style:style style:name="pr11" style:family="presentation" style:parent-style-name="ubuntu-dual-boot-template-outline1" style:list-style-name="L3">
      <style:graphic-properties fo:min-height="5.558cm"/>
    </style:style>
    <style:style style:name="pr12" style:family="presentation" style:parent-style-name="ubuntu-dual-boot-template-subtitle">
      <style:graphic-properties draw:fill-color="#ffffff" fo:min-height="19.48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margin-top="0cm" fo:margin-bottom="0.508cm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size="32pt" style:font-size-asian="32pt" style:font-size-complex="32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start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ff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第</text:span><text:span text:style-name="T1">3</text:span><text:span text:style-name="T1">章</text:span><text:span text:style-name="T1"><text:line-break/></text:span><text:span text:style-name="T1">安裝</text:span><text:span text:style-name="T1">Ubuntu 12.04 L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2T0">
        <office:forms form:automatic-focus="false" form:apply-design-mode="false"/>
        <draw:frame presentation:style-name="pr4" draw:layer="layout" svg:width="25.199cm" svg:height="1.703cm" svg:x="1.4cm" svg:y="0.837cm" presentation:class="title">
          <draw:text-box>
            <text:p>小提醒</text:p>
          </draw:text-box>
        </draw:frame>
        <draw:frame presentation:style-name="pr5" draw:text-style-name="P4" draw:layer="layout" svg:width="25.199cm" svg:height="17.272cm" svg:x="1.4cm" svg:y="3.048cm" presentation:class="subtitle" presentation:user-transformed="true">
          <draw:text-box>
            <text:p><text:span text:style-name="T2">在</text:span><text:span text:style-name="T2">Ubuntu</text:span><text:span text:style-name="T2">，如果你要在任何時候輸入中文，請按</text:span><text:span text:style-name="T2">Ctrl+Space</text:span><text:span text:style-name="T2">來啟動輸入法（預設是新酷音）。</text:span></text:p>
            <text:p><text:span text:style-name="T2">注意不是</text:span><text:span text:style-name="T2">Ctrl+Shift</text:span><text:span text:style-name="T2">喔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6" draw:layer="layout" svg:width="25.199cm" svg:height="19.229cm" svg:x="1.4cm" svg:y="0.837cm" presentation:class="subtitle" presentation:user-transformed="true">
          <draw:text-box>
            <text:p text:style-name="P5"><text:span text:style-name="T3">請用你的</text:span><text:span text:style-name="T3">Ubuntu CD</text:span><text:span text:style-name="T3">開機。</text:span></text:p>
            <text:p text:style-name="P5"><text:span text:style-name="T3">開完機後，你應該會看到</text:span><text:span text:style-name="T3">Ubuntu</text:span><text:span text:style-name="T3">的安裝程式…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3T14">
        <draw:frame draw:style-name="gr2" draw:text-style-name="P7" draw:layer="layout" svg:width="16.653cm" svg:height="12.7cm" svg:x="5.672cm" svg:y="1.27cm" presentation:class="graphic" presentation:user-transformed="true">
          <draw:image xlink:href="Pictures/10000000000002F20000023F3DFACDE2.png" xlink:type="simple" xlink:show="embed" xlink:actuate="onLoad">
            <text:p/>
          </draw:image>
        </draw:frame>
        <draw:frame presentation:style-name="pr7" draw:text-style-name="P8" draw:layer="layout" svg:width="25.199cm" svg:height="5.808cm" svg:x="1.4cm" svg:y="14.512cm" presentation:class="outline" presentation:user-transformed="true">
          <draw:text-box>
            <text:p text:style-name="P8">Ubuntu 是多國語言的，所以一開始會顯示英文的安裝程式，不過往下捲動左邊的語言欄，就可以找到「中文(繁體)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3T14">
        <draw:frame draw:style-name="gr2" draw:text-style-name="P7" draw:layer="layout" svg:width="16.978cm" svg:height="12.7cm" svg:x="5.51cm" svg:y="1.27cm" presentation:class="graphic" presentation:user-transformed="true">
          <draw:image xlink:href="Pictures/10000000000002F2000002349243D5E2.png" xlink:type="simple" xlink:show="embed" xlink:actuate="onLoad">
            <text:p/>
          </draw:image>
        </draw:frame>
        <draw:frame presentation:style-name="pr8" draw:text-style-name="P10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 text:style-name="P9"><text:span text:style-name="T3">點選「中文</text:span><text:span text:style-name="T3">(</text:span><text:span text:style-name="T3">繁體</text:span><text:span text:style-name="T3">)</text:span><text:span text:style-name="T3">」</text:span></text:p>
              </text:list-item>
              <text:list-item>
                <text:p text:style-name="P9"><text:span text:style-name="T3">按「安裝 </text:span><text:span text:style-name="T3">Ubuntu</text:span><text:span text:style-name="T3">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3T14">
        <draw:frame draw:style-name="gr2" draw:text-style-name="P7" draw:layer="layout" svg:width="17.539cm" svg:height="12.7cm" svg:x="5.229cm" svg:y="1.27cm" presentation:class="graphic" presentation:user-transformed="true">
          <draw:image xlink:href="Pictures/10000000000002F2000002227783C902.png" xlink:type="simple" xlink:show="embed" xlink:actuate="onLoad">
            <text:p/>
          </draw:image>
        </draw:frame>
        <draw:frame presentation:style-name="pr9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建議勾選左邊的兩個多選鈕，在安裝時下載更新並安裝第三方軟體。</text:p>
              </text:list-item>
              <text:list-item>
                <text:p>按「繼續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3T14">
        <draw:frame draw:style-name="gr2" draw:text-style-name="P7" draw:layer="layout" svg:width="20.331cm" svg:height="12.7cm" svg:x="3.833cm" svg:y="1.27cm" presentation:class="graphic" presentation:user-transformed="true">
          <draw:image xlink:href="Pictures/10000000000002F2000001D7F89A52F2.png" xlink:type="simple" xlink:show="embed" xlink:actuate="onLoad">
            <text:p/>
          </draw:image>
        </draw:frame>
        <draw:frame presentation:style-name="pr7" draw:text-style-name="P11" draw:layer="layout" svg:width="25.199cm" svg:height="5.808cm" svg:x="1.4cm" svg:y="14.512cm" presentation:class="outline" presentation:user-transformed="true">
          <draw:text-box>
            <text:p><text:span text:style-name="T4">這個步驟是要決定如何分割硬碟，由於我們在第</text:span><text:span text:style-name="T4">2</text:span><text:span text:style-name="T4">章已經分割好硬碟了，請按「其他」。</text:span></text:p>
            <text:p><text:span text:style-name="T4">（第一個選項會再次調整</text:span><text:span text:style-name="T4">Windows</text:span><text:span text:style-name="T4">分割區的大小，這不是我們要的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3T14">
        <draw:frame draw:style-name="gr2" draw:text-style-name="P7" draw:layer="layout" svg:width="20.331cm" svg:height="12.7cm" svg:x="3.833cm" svg:y="1.27cm" presentation:class="graphic" presentation:user-transformed="true">
          <draw:image xlink:href="Pictures/10000000000002F2000001D726D8CEB0.png" xlink:type="simple" xlink:show="embed" xlink:actuate="onLoad">
            <text:p/>
          </draw:image>
        </draw:frame>
        <draw:frame presentation:style-name="pr10" draw:text-style-name="P12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<text:span text:style-name="T3">先選擇</text:span><text:span text:style-name="T3">40GB</text:span><text:span text:style-name="T3">準備要灌</text:span><text:span text:style-name="T3">Ubuntu</text:span><text:span text:style-name="T3">的分割區</text:span></text:p>
              </text:list-item>
              <text:list-item>
                <text:p><text:span text:style-name="T3">按「變更」</text:span></text:p>
              </text:list-item>
            </text:list>
            <text:p><text:span text:style-name="T5">由於我們要格式化分割區，請注意不要選錯了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3T14">
        <draw:frame draw:style-name="gr2" draw:text-style-name="P7" draw:layer="layout" svg:width="20.331cm" svg:height="12.7cm" svg:x="3.833cm" svg:y="1.27cm" presentation:class="graphic" presentation:user-transformed="true">
          <draw:image xlink:href="Pictures/10000000000002F2000001D7DF01F2A6.png" xlink:type="simple" xlink:show="embed" xlink:actuate="onLoad">
            <text:p/>
          </draw:image>
        </draw:frame>
        <draw:frame presentation:style-name="pr7" draw:text-style-name="P13" draw:layer="layout" svg:width="25.199cm" svg:height="5.808cm" svg:x="1.4cm" svg:y="14.512cm" presentation:class="outline" presentation:user-transformed="true">
          <draw:text-box>
            <text:list text:style-name="L2">
              <text:list-item>
                <text:p><text:span text:style-name="T6">用途：</text:span><text:span text:style-name="T6">Ext4</text:span><text:span text:style-name="T6">日誌式檔案系統（這是</text:span><text:span text:style-name="T6">Linux</text:span><text:span text:style-name="T6">預設的檔案系統）</text:span></text:p>
              </text:list-item>
              <text:list-item>
                <text:p><text:span text:style-name="T6">格式化此分割區：是</text:span></text:p>
              </text:list-item>
              <text:list-item>
                <text:p><text:span text:style-name="T6">掛載點：</text:span><text:span text:style-name="T6">/</text:span><text:span text:style-name="T6">（</text:span><text:span text:style-name="T6">Unix</text:span><text:span text:style-name="T6">的根目錄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3T14">
        <draw:frame draw:style-name="gr2" draw:text-style-name="P7" draw:layer="layout" svg:width="20.331cm" svg:height="12.7cm" svg:x="3.833cm" svg:y="1.27cm" presentation:class="graphic" presentation:user-transformed="true">
          <draw:image xlink:href="Pictures/10000000000002F2000001D77EC27944.png" xlink:type="simple" xlink:show="embed" xlink:actuate="onLoad">
            <text:p/>
          </draw:image>
        </draw:frame>
        <draw:frame presentation:style-name="pr11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選擇1GB的分割區，準備要變成置換空間的那個</text:p>
              </text:list-item>
              <text:list-item>
                <text:p>按「變更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3T14">
        <draw:frame draw:style-name="gr2" draw:text-style-name="P7" draw:layer="layout" svg:width="20.331cm" svg:height="12.7cm" svg:x="3.833cm" svg:y="1.27cm" presentation:class="graphic" presentation:user-transformed="true">
          <draw:image xlink:href="Pictures/10000000000002F2000001D7A3380DB6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list text:style-name="L2">
              <text:list-item>
                <text:p>用途就是「置換空間」囉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3T14">
        <draw:frame draw:style-name="gr2" draw:text-style-name="P7" draw:layer="layout" svg:width="20.331cm" svg:height="12.7cm" svg:x="3.833cm" svg:y="1.27cm" presentation:class="graphic" presentation:user-transformed="true">
          <draw:image xlink:href="Pictures/10000000000002F2000001D7F7E748D3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確定沒問題之後，按下「立刻安裝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3T14">
        <draw:frame draw:style-name="gr2" draw:text-style-name="P7" draw:layer="layout" svg:width="17.7cm" svg:height="12.7cm" svg:x="5.149cm" svg:y="1.27cm" presentation:class="graphic" presentation:user-transformed="true">
          <draw:image xlink:href="Pictures/10000000000002F20000021DC8A65701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你可以看到下方的進度條，安裝正在進行。但是還有一些設定需要做。</text:p>
            <text:p>這步驟是設定時區，如果你住台灣，可以直接按繼續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3T14">
        <draw:frame draw:style-name="gr2" draw:text-style-name="P7" draw:layer="layout" svg:width="17.7cm" svg:height="12.7cm" svg:x="5.149cm" svg:y="1.27cm" presentation:class="graphic" presentation:user-transformed="true">
          <draw:image xlink:href="Pictures/10000000000002F20000021D12168DAB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選擇鍵盤，用預設就可以了。按繼續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 presentation:presentation-page-layout-name="AL3T14">
        <draw:frame draw:style-name="gr2" draw:text-style-name="P7" draw:layer="layout" svg:width="17.7cm" svg:height="12.7cm" svg:x="5.149cm" svg:y="1.27cm" presentation:class="graphic" presentation:user-transformed="true">
          <draw:image xlink:href="Pictures/10000000000002F20000021D5A555CFF.png" xlink:type="simple" xlink:show="embed" xlink:actuate="onLoad">
            <text:p/>
          </draw:image>
        </draw:frame>
        <draw:frame presentation:style-name="pr7" draw:text-style-name="P14" draw:layer="layout" svg:width="25.199cm" svg:height="5.808cm" svg:x="1.4cm" svg:y="14.512cm" presentation:class="outline" presentation:user-transformed="true">
          <draw:text-box>
            <text:list text:style-name="L2">
              <text:list-item>
                <text:p><text:span text:style-name="T7">「你的名稱」可以輸中文，其他的都要輸英文及數字。</text:span></text:p>
              </text:list-item>
              <text:list-item>
                <text:p><text:span text:style-name="T7">由於</text:span><text:span text:style-name="T7">Unix/Linux</text:span><text:span text:style-name="T7">系統是講究安全的，所以密碼務必要設，即使你選擇「自動登入」也不例外。（當你要安裝或移除軟體時，系統會要求你輸入密碼，「自動登入」只是讓你登入系統時不需要輸入密碼而已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buntu-dual-boot-template" presentation:presentation-page-layout-name="AL3T14">
        <draw:frame draw:style-name="gr2" draw:text-style-name="P7" draw:layer="layout" svg:width="18.123cm" svg:height="12.7cm" svg:x="4.937cm" svg:y="1.27cm" presentation:class="graphic" presentation:user-transformed="true">
          <draw:image xlink:href="Pictures/10000000000003040000021DE10E39EE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等著安裝完成吧！在這同時，你可以觀看螢幕上的Ubuntu功能介紹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buntu-dual-boot-template" presentation:presentation-page-layout-name="AL3T14">
        <draw:frame draw:style-name="gr2" draw:text-style-name="P7" draw:layer="layout" svg:width="25.199cm" svg:height="8.23cm" svg:x="1.399cm" svg:y="3.505cm" presentation:class="graphic" presentation:user-transformed="true">
          <draw:image xlink:href="Pictures/10000000000001C200000093913441A9.png" xlink:type="simple" xlink:show="embed" xlink:actuate="onLoad">
            <text:p/>
          </draw:image>
        </draw:frame>
        <draw:frame presentation:style-name="pr7" draw:text-style-name="P15" draw:layer="layout" svg:width="25.199cm" svg:height="5.808cm" svg:x="1.4cm" svg:y="14.512cm" presentation:class="outline" presentation:user-transformed="true">
          <draw:text-box>
            <text:p text:style-name="P15">重新啟動電腦</text:p>
            <text:p text:style-name="P15">（重新開機時，光碟片會退出來，因為我們不再需要它了）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buntu-dual-boot-template" presentation:presentation-page-layout-name="AL3T14">
        <draw:frame draw:style-name="gr2" draw:text-style-name="P7" draw:layer="layout" svg:width="16.933cm" svg:height="12.7cm" svg:x="5.532cm" svg:y="1.27cm" presentation:class="graphic" presentation:user-transformed="true">
          <draw:image xlink:href="Pictures/1000000000000280000001E0AF057740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灌完Ubuntu後，你電腦開機時會看到這個畫面，第一個選項就是Ubuntu，最後一個則是Windows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buntu-dual-boot-template" presentation:presentation-page-layout-name="AL1T32">
        <draw:frame presentation:style-name="pr12" draw:text-style-name="P16" draw:layer="layout" svg:width="25.199cm" svg:height="19.483cm" svg:x="1.4cm" svg:y="0.837cm" presentation:class="subtitle" presentation:user-transformed="true">
          <draw:text-box>
            <text:p><text:span text:style-name="T8">Ubuntu</text:span><text:span text:style-name="T8">桌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buntu-dual-boot-template">
        <draw:frame draw:style-name="gr3" draw:text-style-name="P7" draw:layer="layout" svg:width="28cm" svg:height="21cm" svg:x="0cm" svg:y="0.001cm">
          <draw:image xlink:href="Pictures/100000000000040000000300D4CA3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buntu-dual-boot-template" presentation:presentation-page-layout-name="AL4T1">
        <draw:frame draw:style-name="gr3" draw:text-style-name="P7" draw:layer="layout" svg:width="28cm" svg:height="21cm" svg:x="0cm" svg:y="0.001cm">
          <draw:image xlink:href="Pictures/100000000000040000000300C505F7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buntu-dual-boot-template" presentation:presentation-page-layout-name="AL1T32">
        <draw:frame presentation:style-name="pr12" draw:text-style-name="P16" draw:layer="layout" svg:width="25.199cm" svg:height="19.483cm" svg:x="1.4cm" svg:y="0.837cm" presentation:class="subtitle" presentation:user-transformed="true">
          <draw:text-box>
            <text:p><text:span text:style-name="T8">自動更新</text:span><text:span text:style-name="T8">Ubun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buntu-dual-boot-template" presentation:presentation-page-layout-name="AL3T14">
        <draw:frame draw:style-name="gr2" draw:text-style-name="P7" draw:layer="layout" svg:width="14.425cm" svg:height="12.7cm" svg:x="6.786cm" svg:y="1.27cm" presentation:class="graphic" presentation:user-transformed="true">
          <draw:image xlink:href="Pictures/100000000000025A0000021225EC657C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當你第一次開Ubuntu，進入桌面之後，你會看到系統提醒你更新，請按下「安裝更新套件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buntu-dual-boot-template" presentation:presentation-page-layout-name="AL3T14">
        <draw:frame draw:style-name="gr2" draw:text-style-name="P7" draw:layer="layout" svg:width="25.199cm" svg:height="11.219cm" svg:x="1.399cm" svg:y="2.01cm" presentation:class="graphic" presentation:user-transformed="true">
          <draw:image xlink:href="Pictures/1000000000000236000000FCFEB25889.png" xlink:type="simple" xlink:show="embed" xlink:actuate="onLoad">
            <text:p/>
          </draw:image>
        </draw:frame>
        <draw:frame presentation:style-name="pr7" draw:layer="layout" svg:width="25.199cm" svg:height="5.808cm" svg:x="1.4cm" svg:y="14.512cm" presentation:class="outline" presentation:user-transformed="true">
          <draw:text-box>
            <text:p>記住：為了安全，每次安裝軟體時都要輸入密碼，這是你第一次輸入密碼的時候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buntu-dual-boot-template" presentation:presentation-page-layout-name="AL1T32"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Next:</text:span><text:span text:style-name="T1"><text:line-break/></text:span><text:span text:style-name="T1">與</text:span><text:span text:style-name="T1">Windows</text:span><text:span text:style-name="T1">分享檔案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buntu-dual-boot-template">
        <draw:frame draw:style-name="gr4" draw:text-style-name="P17" draw:layer="layout" svg:width="24.894cm" svg:height="3.148cm" svg:x="1.522cm" svg:y="13.674cm">
          <draw:text-box>
            <text:p><text:span text:style-name="T9">Windows is a registered trademark of Microsoft Corporation in the United States and</text:span><text:span text:style-name="T9"><text:line-break/></text:span><text:span text:style-name="T9">other countries.</text:span><text:span text:style-name="T9"><text:line-break/></text:span><text:span text:style-name="T9">Ubuntu is a registered trademark of Canonical Ltd.</text:span></text:p>
            <text:p><text:span text:style-name="T9">EaseUS is a registered trademark of EaseUS.</text:span><text:span text:style-name="T9">（成都易我科技开发有限责任公司）</text:span></text:p>
          </draw:text-box>
        </draw:frame>
        <draw:frame draw:style-name="gr4" draw:text-style-name="P17" draw:layer="layout" svg:width="20.107cm" svg:height="2.498cm" svg:x="1.522cm" svg:y="5.842cm">
          <draw:text-box>
            <text:p><text:span text:style-name="T9">本著作由宋岡哲</text:span><text:span text:style-name="T9">&lt;explorer09@gmail.com&gt;</text:span><text:span text:style-name="T9">製作，以</text:span><text:span text:style-name="T9"><text:line-break/></text:span><text:span text:style-name="T9">創用</text:span><text:span text:style-name="T9">CC </text:span><text:span text:style-name="T9">姓名標示</text:span><text:span text:style-name="T9">-</text:span><text:span text:style-name="T9">相同方式分享</text:span><text:span text:style-name="T9">4.0</text:span><text:span text:style-name="T9">國際 授權條款釋出。</text:span><text:span text:style-name="T9"><text:line-break/></text:span><text:span text:style-name="T9">詳細授權條款，請至</text:span><text:span text:style-name="T9"><text:a xlink:href="http://creativecommons.org/licenses/by-sa/4.0/" xlink:type="simple">http://creativecommons.org/licenses/by-sa/4.0/</text:a></text:span></text:p>
          </draw:text-box>
        </draw:frame>
        <draw:frame draw:style-name="gr3" draw:text-style-name="P7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00000002D218ABC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5.74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2:28.769104129</dc:date>
    <meta:editing-duration>PT2H52M1S</meta:editing-duration>
    <meta:editing-cycles>98</meta:editing-cycles>
    <meta:generator>LibreOffice/4.2.3.3$Linux_X86_64 LibreOffice_project/420m0$Build-3</meta:generator>
    <meta:document-statistic meta:object-count="123"/>
  </office:meta>
</office:document-meta>
</file>